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235 <text:s/>mkdir newdirectory</text:p>
      <text:p text:style-name="Standard"><text:s/>2236 <text:s/>cd newdirectory/</text:p>
      <text:p text:style-name="Standard"><text:s/>2237 <text:s/>cat Pets</text:p>
      <text:p text:style-name="Standard"><text:s/>2238 <text:s/>khkl</text:p>
      <text:p text:style-name="Standard"><text:s/>2239 <text:s/>lear</text:p>
      <text:p text:style-name="Standard"><text:s/>2240 <text:s/>clear</text:p>
      <text:p text:style-name="Standard"><text:s/>2241 <text:s/>cat &gt; Pets.txt </text:p>
      <text:p text:style-name="Standard"><text:s/>2242 <text:s/>cat &gt; PackAnimals.txt</text:p>
      <text:p text:style-name="Standard"><text:s/>2243 <text:s/>ls -al</text:p>
      <text:p text:style-name="Standard"><text:s/>2244 <text:s/>cat Pets.txt PackAnimals.txt &gt; HumanFriends.txt</text:p>
      <text:p text:style-name="Standard"><text:s/>2245 <text:s/>cat HumanFriends.txt</text:p>
      <text:p text:style-name="Standard"><text:s/>2246 <text:s/>mv HumanFriends.txt HumanFriends.txt</text:p>
      <text:p text:style-name="Standard"><text:s/>2247 <text:s/>mv HumanFriends.txt Human Friends.txt</text:p>
      <text:p text:style-name="Standard"><text:s/>2248 <text:s/>mv HumanFriends.txt 'Human Friends.txt'</text:p>
      <text:p text:style-name="Standard"><text:s/>2249 <text:s/>ls -al</text:p>
      <text:p text:style-name="Standard"><text:s/>2250 <text:s/>mv 'Human Friends.txt' "Human Friends.txt"</text:p>
      <text:p text:style-name="Standard"><text:s/>2251 <text:s/>mv Human Friends.txt "Human Friends.txt"</text:p>
      <text:p text:style-name="Standard"><text:s/>2252 <text:s/>mv 'Human Friends.txt' HumanFriends.txt</text:p>
      <text:p text:style-name="Standard"><text:s/>2253 <text:s/>mv HumanFriends.txt "Human Friends.txt"</text:p>
      <text:p text:style-name="Standard"><text:s/>2254 <text:s/>ls -al</text:p>
      <text:p text:style-name="Standard"><text:s/>2255 <text:s/>cat Human\ Friends.txt </text:p>
      <text:p text:style-name="Standard"><text:s/>2256 <text:s/>clear</text:p>
      <text:p text:style-name="Standard"><text:s/>2257 <text:s/>mkdir newdir2</text:p>
      <text:p text:style-name="Standard"><text:s/>2258 <text:s/>mv "Human Friends.txt" newdir2/</text:p>
      <text:p text:style-name="Standard"><text:s/>2259 <text:s/>ls -al</text:p>
      <text:p text:style-name="Standard"><text:s/>2260 <text:s/>cd newdir2/ ls -al</text:p>
      <text:p text:style-name="Standard"><text:s/>2261 <text:s/>cd newdir2/</text:p>
      <text:p text:style-name="Standard"><text:s/>2262 <text:s/>ls -al</text:p>
      <text:p text:style-name="Standard"><text:s/>2263 <text:s/>cd ..</text:p>
      <text:p text:style-name="Standard"><text:s/>2264 <text:s/>clear</text:p>
      <text:p text:style-name="Standard"><text:s/>2265 <text:s/>sudo apt update</text:p>
      <text:p text:style-name="Standard"><text:s/>2266 <text:s/>sudo apt remove --purge mysql-server mysql-client mysql-common</text:p>
      <text:p text:style-name="Standard"><text:s/>2267 <text:s/>sudo apt autoremove</text:p>
      <text:p text:style-name="Standard"><text:s/>2268 <text:s/>sudo apt autoclean</text:p>
      <text:p text:style-name="Standard"><text:s/>2269 <text:s/>clear</text:p>
      <text:p text:style-name="Standard"><text:s/>2270 <text:s/>sudo dpkg -l | grep mysql</text:p>
      <text:p text:style-name="Standard"><text:s/>2271 <text:s/>sudo rm -rf /etc/mysql /var/lib/mysql</text:p>
      <text:p text:style-name="Standard"><text:s/>2272 <text:s/>sudo rm -rf /var/log/mysql</text:p>
      <text:p text:style-name="Standard"><text:s/>2273 <text:s/>clear</text:p>
      <text:p text:style-name="Standard"><text:s/>2274 <text:s/>sudo apt update</text:p>
      <text:p text:style-name="Standard"><text:s/>2275 <text:s/>wget https://dev.mysql.com/get/mysql-apt-config_0.8.16-1_all.deb</text:p>
      <text:p text:style-name="Standard"><text:s/>2006 <text:s/>sudo dpkg -i mysql-apt-config_0.8.16-1_all.deb</text:p>
      <text:p text:style-name="Standard"><text:s/>2007 <text:s/>sudo dpkg -r mysql-apt-config</text:p>
      <text:p text:style-name="Standard">2010 <text:s/>sudo dpkg -P mysql-apt-confi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7:46:00.660000000</meta:creation-date>
    <dc:date>2024-02-20T18:40:47.869000000</dc:date>
    <meta:editing-duration>PT26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44" meta:word-count="175" meta:character-count="1272" meta:non-whitespace-character-count="1054"/>
  </office:meta>
</office:document-meta>
</file>